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3" style:family="paragraph" style:parent-style-name="Standard">
      <style:text-properties style:font-name="Monospace" fo:font-size="9pt" style:font-name-asian="Monospace" style:font-size-asian="9pt" style:font-name-complex="Monospace" style:font-size-complex="9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Text_20_body" style:list-style-name="L3"/>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5"/>
    <style:style style:name="P13" style:family="paragraph" style:parent-style-name="Text_20_body" style:list-style-name="L5"/>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6"/>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11"/>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2"/>
    <style:style style:name="P23" style:family="paragraph" style:parent-style-name="Text_20_body" style:list-style-name="L12"/>
    <style:style style:name="P24" style:family="paragraph" style:parent-style-name="Text_20_body" style:list-style-name="L12"/>
    <style:style style:name="P25" style:family="paragraph" style:parent-style-name="Text_20_body" style:list-style-name="L12"/>
    <style:style style:name="P26" style:family="paragraph" style:parent-style-name="Heading_20_1">
      <style:paragraph-properties fo:break-before="page"/>
    </style:style>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8">
      <style:text-properties style:font-name="Liberation Serif" fo:font-size="12pt" style:font-size-asian="12pt" style:font-size-complex="12pt"/>
    </style:style>
    <style:style style:name="P34" style:family="paragraph" style:parent-style-name="Standard" style:list-style-name="L8">
      <style:text-properties style:font-name="Liberation Serif" fo:font-size="12pt" style:font-name-asian="Monospace" style:font-size-asian="12pt" style:font-name-complex="Monospace" style:font-size-complex="12pt"/>
    </style:style>
    <style:style style:name="P35" style:family="paragraph" style:parent-style-name="Standard" style:list-style-name="L9"/>
    <style:style style:name="P36" style:family="paragraph" style:parent-style-name="Standard" style:list-style-name="L9"/>
    <style:style style:name="P37" style:family="paragraph" style:parent-style-name="Standard" style:list-style-name="L10">
      <style:text-properties fo:color="#000000" style:font-name="Liberation Serif" fo:font-size="12pt" style:font-name-asian="Monospace" style:font-size-asian="12pt" style:font-name-complex="Monospace" style:font-size-complex="12pt"/>
    </style:style>
    <style:style style:name="P38" style:family="paragraph" style:parent-style-name="Standard" style:list-style-name="L13"/>
    <style:style style:name="P39" style:family="paragraph" style:parent-style-name="Standard" style:list-style-name="L13"/>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3"/>
    <style:style style:name="P43" style:family="paragraph" style:parent-style-name="Standard" style:list-style-name="L15"/>
    <style:style style:name="P44" style:family="paragraph" style:parent-style-name="Standard" style:list-style-name="L15"/>
    <style:style style:name="P45" style:family="paragraph" style:parent-style-name="Standard" style:list-style-name="L15"/>
    <style:style style:name="P46" style:family="paragraph" style:parent-style-name="Standard" style:list-style-name="L15"/>
    <style:style style:name="P47" style:family="paragraph" style:parent-style-name="Standard" style:list-style-name="L15"/>
    <style:style style:name="P48" style:family="paragraph" style:parent-style-name="Standard" style:list-style-name="L15"/>
    <style:style style:name="P49" style:family="paragraph" style:parent-style-name="Standard" style:list-style-name="L15"/>
    <style:style style:name="P50" style:family="paragraph" style:parent-style-name="Standard" style:list-style-name="L15"/>
    <style:style style:name="P51" style:family="paragraph" style:parent-style-name="Standard" style:list-style-name="L16"/>
    <style:style style:name="P52" style:family="paragraph" style:parent-style-name="Standard" style:list-style-name="L16"/>
    <style:style style:name="P53" style:family="paragraph" style:parent-style-name="Standard" style:list-style-name="L15"/>
    <style:style style:name="P54" style:family="paragraph" style:parent-style-name="Standard" style:list-style-name="L15"/>
    <style:style style:name="P55" style:family="paragraph" style:parent-style-name="Standard" style:list-style-name="L15"/>
    <style:style style:name="P56" style:family="paragraph" style:parent-style-name="Standard" style:list-style-name="L15"/>
    <style:style style:name="P57" style:family="paragraph" style:parent-style-name="Standard" style:list-style-name="L15"/>
    <style:style style:name="P58" style:family="paragraph" style:parent-style-name="Standard" style:list-style-name="L17"/>
    <style:style style:name="P59" style:family="paragraph" style:parent-style-name="Standard" style:list-style-name="L17"/>
    <style:style style:name="P60" style:family="paragraph" style:parent-style-name="Standard" style:list-style-name="L17"/>
    <style:style style:name="P61" style:family="paragraph" style:parent-style-name="Standard" style:list-style-name="L15"/>
    <style:style style:name="P62" style:family="paragraph" style:parent-style-name="Standard" style:list-style-name="L15"/>
    <style:style style:name="P63" style:family="paragraph" style:parent-style-name="Standard" style:list-style-name="L17"/>
    <style:style style:name="P64" style:family="paragraph" style:parent-style-name="Standard" style:list-style-name="L18"/>
    <style:style style:name="P65" style:family="paragraph" style:parent-style-name="Standard" style:list-style-name="L18"/>
    <style:style style:name="P66" style:family="paragraph" style:parent-style-name="Standard" style:list-style-name="L19"/>
    <style:style style:name="P67" style:family="paragraph" style:parent-style-name="Standard" style:list-style-name="L19"/>
    <style:style style:name="P68" style:family="paragraph" style:parent-style-name="Standard" style:list-style-name="L19"/>
    <style:style style:name="T1" style:family="text">
      <style:text-properties style:font-name="Liberation Serif" fo:font-size="12pt" style:font-size-asian="12pt" style:font-size-complex="12pt"/>
    </style:style>
    <style:style style:name="T2" style:family="text">
      <style:text-properties style:font-name-asian="Monospace" style:font-name-complex="Monospace"/>
    </style:style>
    <style:style style:name="T3" style:family="text">
      <style:text-properties fo:color="#7f9fbf"/>
    </style:style>
    <style:style style:name="T4" style:family="text">
      <style:text-properties fo:color="#7f9fbf" style:font-name="Monospace" fo:font-size="9pt" style:font-name-asian="Monospace" style:font-size-asian="9pt" style:font-name-complex="Monospace" style:font-size-complex="9pt"/>
    </style:style>
    <style:style style:name="T5" style:family="text">
      <style:text-properties fo:color="#000000"/>
    </style:style>
    <style:style style:name="T6" style:family="text">
      <style:text-properties fo:color="#000000" style:font-name="Monospace" fo:font-size="9pt" style:font-name-asian="Monospace" style:font-size-asian="9pt" style:font-name-complex="Monospace" style:font-size-complex="9pt"/>
    </style:style>
    <style:style style:name="T7" style:family="text">
      <style:text-properties fo:color="#000000" style:font-name="Liberation Serif" fo:font-size="12pt" style:font-name-asian="Monospace" style:font-size-asian="12pt" style:font-name-complex="Monospace" style:font-size-complex="12pt"/>
    </style:style>
    <style:style style:name="T8" style:family="text">
      <style:text-properties fo:color="#2a00ff" fo:font-weight="bold" style:font-weight-asian="bold" style:font-weight-complex="bold"/>
    </style:style>
    <style:style style:name="T9" style:family="text">
      <style:text-properties fo:color="#7f7f9f"/>
    </style:style>
    <style:style style:name="T10" style:family="text">
      <style:text-properties fo:color="#7f0055" fo:font-weight="bold" style:font-weight-asian="bold" style:font-weight-complex="bold"/>
    </style:style>
    <style:style style:name="T11"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7346in" text:min-label-width="0.25in"/>
      </text:list-level-style-number>
      <text:list-level-style-number text:level="2" text:style-name="Numbering_20_Symbols" style:num-suffix="." style:num-format="1">
        <style:list-level-properties text:space-before="1.2346in" text:min-label-width="0.25in"/>
      </text:list-level-style-number>
      <text:list-level-style-number text:level="3" text:style-name="Numbering_20_Symbols" style:num-suffix="." style:num-format="1">
        <style:list-level-properties text:space-before="1.7346in" text:min-label-width="0.25in"/>
      </text:list-level-style-number>
      <text:list-level-style-number text:level="4" text:style-name="Numbering_20_Symbols" style:num-suffix="." style:num-format="1">
        <style:list-level-properties text:space-before="2.2346in" text:min-label-width="0.25in"/>
      </text:list-level-style-number>
      <text:list-level-style-number text:level="5" text:style-name="Numbering_20_Symbols" style:num-suffix="." style:num-format="1">
        <style:list-level-properties text:space-before="2.7346in" text:min-label-width="0.25in"/>
      </text:list-level-style-number>
      <text:list-level-style-number text:level="6" text:style-name="Numbering_20_Symbols" style:num-suffix="." style:num-format="1">
        <style:list-level-properties text:space-before="3.2346in" text:min-label-width="0.25in"/>
      </text:list-level-style-number>
      <text:list-level-style-number text:level="7" text:style-name="Numbering_20_Symbols" style:num-suffix="." style:num-format="1">
        <style:list-level-properties text:space-before="3.7346in" text:min-label-width="0.25in"/>
      </text:list-level-style-number>
      <text:list-level-style-number text:level="8" text:style-name="Numbering_20_Symbols" style:num-suffix="." style:num-format="1">
        <style:list-level-properties text:space-before="4.2346in" text:min-label-width="0.25in"/>
      </text:list-level-style-number>
      <text:list-level-style-number text:level="9" text:style-name="Numbering_20_Symbols" style:num-suffix="." style:num-format="1">
        <style:list-level-properties text:space-before="4.7346in" text:min-label-width="0.25in"/>
      </text:list-level-style-number>
      <text:list-level-style-number text:level="10" text:style-name="Numbering_20_Symbols" style:num-suffix="." style:num-format="1">
        <style:list-level-properties text:space-before="5.2346in" text:min-label-width="0.25in"/>
      </text:list-level-style-number>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cification - <text:span text:style-name="T11">Integration of Piwik into OpenAds</text:span></text:p>
      <text:list text:style-name="Numbering_20_1">
        <text:list-item>
          <text:p text:style-name="Heading_20_2">Introduction</text:p>
        </text:list-item>
      </text:list>
      <text:h text:style-name="Heading_20_3" text:outline-level="3">Global idea</text:h>
      <text:p text:style-name="Standard">The objective is to provide a simple way for OpenAds users to install and use Piwik.</text:p>
      <text:p text:style-name="Standard">The installation will be triggered directly from the Openads interface, the user/website database will be mapped into Piwik, the JS tag will be automatically appended to the Openads JS ads tags.</text:p>
      <text:p text:style-name="Standard">It means that once the application is installed, Piwik should start gathering data automatically.</text:p>
      <text:h text:style-name="Heading_20_3" text:outline-level="3">Technical details</text:h>
      <text:p text:style-name="Standard">Piwik is the slave and OpenAds the master. The data is available in OpenAds and has to be mapped into Piwik. Any change to the Piwik database (websites, users) will not be mapped back into OpenAds.</text:p>
      <text:p text:style-name="Standard"/>
      <text:p text:style-name="Standard">In this spec, for each notion / concept, we give a definition of the concept from the piwik perspective, and we give the scope of the integration Piwik – OpenAds.</text:p>
      <text:list text:style-name="Numbering_20_1" text:continue-numbering="true">
        <text:list-item>
          <text:p text:style-name="Heading_20_2">Websites</text:p>
        </text:list-item>
      </text:list>
      <text:h text:style-name="Heading_20_3" text:outline-level="3">Concept</text:h>
      <text:p text:style-name="Standard">In piwik a website is defined by </text:p>
      <text:list text:style-name="L1">
        <text:list-item>
          <text:p text:style-name="P27">name</text:p>
        </text:list-item>
        <text:list-item>
          <text:p text:style-name="P27">list of URLs</text:p>
        </text:list-item>
        <text:list-item>
          <text:p text:style-name="P27">ID</text:p>
        </text:list-item>
      </text:list>
      <text:h text:style-name="Heading_20_3" text:outline-level="3">Integration - Main API Methods</text:h>
      <text:list text:style-name="L2">
        <text:list-item>
          <text:p text:style-name="P30">addSite : [name, aUrls]</text:p>
        </text:list-item>
        <text:list-item>
          <text:p text:style-name="P30">deleteSite : [idSite]</text:p>
        </text:list-item>
        <text:list-item>
          <text:p text:style-name="P30">updateSite : [idSite, name, aUrls]</text:p>
        </text:list-item>
      </text:list>
      <text:list text:style-name="Numbering_20_1" text:continue-numbering="true">
        <text:list-item>
          <text:p text:style-name="Heading_20_2">Super User</text:p>
        </text:list-item>
      </text:list>
      <text:h text:style-name="Heading_20_3" text:outline-level="3">Concept</text:h>
      <text:p text:style-name="Text_20_body">In Piwik the Super User is the only user that can add new user, delete user, add new websites, etc.</text:p>
      <text:p text:style-name="Text_20_body">The Super user is defined by a</text:p>
      <text:list text:style-name="L3">
        <text:list-item>
          <text:p text:style-name="P6">login</text:p>
        </text:list-item>
        <text:list-item>
          <text:p text:style-name="P6">password</text:p>
        </text:list-item>
      </text:list>
      <text:h text:style-name="Heading_20_3" text:outline-level="3">Access to the information</text:h>
      <text:p text:style-name="Text_20_body">The login and the password are stored into the configuration file /config/config.inc.php in the INI format.</text:p>
      <text:p text:style-name="Text_20_body">Is there such a user type in OpenAds?</text:p>
      <text:list text:style-name="Numbering_20_1" text:continue-numbering="true">
        <text:list-item>
          <text:p text:style-name="Heading_20_2">User</text:p>
        </text:list-item>
      </text:list>
      <text:h text:style-name="Heading_20_3" text:outline-level="3">Concept</text:h>
      <text:p text:style-name="Text_20_body">A user is defined by </text:p>
      <text:list text:style-name="L4">
        <text:list-item>
          <text:p text:style-name="P8">login</text:p>
        </text:list-item>
        <text:list-item>
          <text:p text:style-name="P8">password</text:p>
        </text:list-item>
        <text:list-item>
          <text:p text:style-name="P8">alias (can be the same as the login for example)</text:p>
        </text:list-item>
      </text:list>
      <text:h text:style-name="Heading_20_3" text:outline-level="3">Main API Methods</text:h>
      <text:list text:style-name="L5">
        <text:list-item>
          <text:p text:style-name="P11">addUser : [userLogin, password, email, alias = ]</text:p>
        </text:list-item>
        <text:list-item>
          <text:p text:style-name="P11">updateUser : [userLogin, password = , email = , alias = ]</text:p>
        </text:list-item>
        <text:list-item>
          <text:p text:style-name="P11">deleteUser : [userLogin] </text:p>
        </text:list-item>
        <text:list-item>
          <text:p text:style-name="P11">(shoudl't be necessary to use) userExists : [userLogin]</text:p>
        </text:list-item>
      </text:list>
      <text:list text:style-name="Numbering_20_1" text:continue-numbering="true">
        <text:list-item>
          <text:p text:style-name="Heading_20_2">User access</text:p>
        </text:list-item>
      </text:list>
      <text:h text:style-name="Heading_20_3" text:outline-level="3">Concept </text:h>
      <text:p text:style-name="Text_20_body">A user access is on a per website basis. </text:p>
      <text:p text:style-name="Text_20_body">There are 3 access types in Piwik</text:p>
      <text:list text:style-name="L6">
        <text:list-item>
          <text:p text:style-name="P15">No access</text:p>
        </text:list-item>
        <text:list-item>
          <text:p text:style-name="P15">View: can see all data that require only a view access (statistics reports)</text:p>
        </text:list-item>
        <text:list-item>
          <text:p text:style-name="P15">Admin: can admin the website inside the Piwik interface, change the settings, grant view/admin access to other users to the same website</text:p>
        </text:list-item>
      </text:list>
      <text:h text:style-name="Heading_20_3" text:outline-level="3">Main API Methods</text:h>
      <text:list text:style-name="L7">
        <text:list-item>
          <text:p text:style-name="P18">setUserAccess : [userLogin, access, idSites = ]</text:p>
        </text:list-item>
      </text:list>
      <text:p text:style-name="P2">Eg: a user can have a View access on site 3, Admin on site 1 and 4, and no access on all the other sites.</text:p>
      <text:p text:style-name="P2">SetUserAccess( 'exampleuser', 'view', 3)</text:p>
      <text:p text:style-name="P2">SetUserAccess( 'exampleuser', 'admin', 1)</text:p>
      <text:p text:style-name="P2">SetUserAccess( 'exampleuser', 'view', 4)</text:p>
      <text:list text:style-name="Numbering_20_1" text:continue-numbering="true">
        <text:list-item>
          <text:p text:style-name="Heading_20_2">The JS Tag</text:p>
        </text:list-item>
      </text:list>
      <text:h text:style-name="Heading_20_3" text:outline-level="3">Concept</text:h>
      <text:p text:style-name="Standard">To gather the statistics in Piwik we need to add a JS tag on all the pages to be tracked.</text:p>
      <text:p text:style-name="Standard">This tag contains<text:span text:style-name="T1"> the following “custom” information</text:span></text:p>
      <text:list text:style-name="L8">
        <text:list-item>
          <text:p text:style-name="P33"><text:span text:style-name="T2">piwik_idsite</text:span>: ID matching the ID given when creating a website in Piwik</text:p>
        </text:list-item>
        <text:list-item>
          <text:p text:style-name="P34">piwik_url: URL of the piwik.php script. Eg: http://site.com/openads/plugins/piwik/piwik.php</text:p>
        </text:list-item>
      </text:list>
      <text:h text:style-name="Heading_20_3" text:outline-level="3">Integration with OpenAds</text:h>
      <text:p text:style-name="Text_20_body">Using the Single Page call new OpenAds feature, it should be possible to append such a tag on a per website basis.</text:p>
      <text:list text:style-name="Numbering_20_1" text:continue-numbering="true">
        <text:list-item>
          <text:p text:style-name="Heading_20_2">Sharing the authentication</text:p>
        </text:list-item>
      </text:list>
      <text:h text:style-name="Heading_20_3" text:outline-level="3">Concept</text:h>
      <text:p text:style-name="Standard">In Piwik the authenticated user has a cookie containing the </text:p>
      <text:list text:style-name="L9">
        <text:list-item>
          <text:p text:style-name="P35">login</text:p>
        </text:list-item>
        <text:list-item>
          <text:p text:style-name="P35">token (md5(login.password))</text:p>
        </text:list-item>
      </text:list>
      <text:p text:style-name="Standard"/>
      <text:p text:style-name="Standard">The cookie is then checked at every page and if the user doesn't have enough privilege he would be redirected to the piwik login page.</text:p>
      <text:p text:style-name="Standard"/>
      <text:p text:style-name="Standard">The very simple code is creating the cookie</text:p>
      <text:p text:style-name="P3"><text:span text:style-name="T3"><text:tab/>$authCookieName</text:span><text:span text:style-name="T5"> = </text:span><text:span text:style-name="T8">'piwik-auth'</text:span><text:span text:style-name="T5">;</text:span></text:p>
      <text:p text:style-name="P4"><text:span text:style-name="T5"><text:tab/></text:span><text:span text:style-name="T3">$authCookieExpiry</text:span><text:span text:style-name="T5"> = </text:span><text:span text:style-name="T9">time</text:span><text:span text:style-name="T5">() + 3600;</text:span></text:p>
      <text:p text:style-name="P4"><text:span text:style-name="T5"><text:tab/></text:span><text:span text:style-name="T3">$cookie</text:span><text:span text:style-name="T5"> = </text:span><text:span text:style-name="T10">new</text:span><text:span text:style-name="T5"> Piwik_Cookie(</text:span><text:span text:style-name="T3">$authCookieName</text:span><text:span text:style-name="T5">, </text:span><text:span text:style-name="T3">$authCookieExpiry</text:span><text:span text:style-name="T5">);</text:span></text:p>
      <text:p text:style-name="P4"><text:span text:style-name="T5"><text:tab/></text:span><text:span text:style-name="T3">$cookie</text:span><text:span text:style-name="T5">-&gt;set(</text:span><text:span text:style-name="T8">'login'</text:span><text:span text:style-name="T5">, </text:span><text:span text:style-name="T3">$login</text:span><text:span text:style-name="T5">);</text:span></text:p>
      <text:p text:style-name="P4"><text:span text:style-name="T5"><text:tab/></text:span><text:span text:style-name="T3">$tokenAuth</text:span><text:span text:style-name="T5"> = </text:span><text:span text:style-name="T3">$auth</text:span><text:span text:style-name="T5">-&gt;getTokenAuth();</text:span></text:p>
      <text:p text:style-name="P4"><text:span text:style-name="T5"><text:tab/></text:span><text:span text:style-name="T3">$cookie</text:span><text:span text:style-name="T5">-&gt;set(</text:span><text:span text:style-name="T8">'token'</text:span><text:span text:style-name="T5">, </text:span><text:span text:style-name="T3">$tokenAuth</text:span><text:span text:style-name="T5">);</text:span></text:p>
      <text:p text:style-name="P5"><text:span text:style-name="T6"><text:tab/></text:span><text:span text:style-name="T4">$cookie</text:span><text:span text:style-name="T6">-&gt;save();</text:span></text:p>
      <text:h text:style-name="Heading_20_3" text:outline-level="3">Integration</text:h>
      <text:p text:style-name="Standard">Maybe the simplest way would be to create this cookie as soon as a user is authenticated in OpenAds.</text:p>
      <text:p text:style-name="Standard">In case the implementation of the <text:span text:style-name="T6">getTokenAuth() </text:span><text:span text:style-name="T7">changes it would be better to use the API method</text:span></text:p>
      <text:list text:style-name="L10">
        <text:list-item>
          <text:p text:style-name="P37">getTokenAuth : [userLogin, password]</text:p>
        </text:list-item>
      </text:list>
      <text:list text:style-name="Numbering_20_1" text:continue-numbering="true">
        <text:list-item>
          <text:p text:style-name="Heading_20_2">Reporting</text:p>
        </text:list-item>
      </text:list>
      <text:h text:style-name="Heading_20_3" text:outline-level="3">Concept</text:h>
      <text:p text:style-name="Text_20_body">Piwik displays statistics in different pages. All the pages use a single access point 'index.php' and all the pages are calls to the plugins controllers.</text:p>
      <text:h text:style-name="Heading_20_3" text:outline-level="3">Integration</text:h>
      <text:p text:style-name="Text_20_body">I would suggest to go for a simple integration at first, such as inside an Iframe. </text:p>
      <text:p text:style-name="Text_20_body">A real integration inside the OpenAds interface would be possible in the mid term but it requires some changes and evolution in Piwik such as</text:p>
      <text:list text:style-name="L11">
        <text:list-item>
          <text:p text:style-name="P19">proper handling of the header / footer / javascript includes / css styles</text:p>
        </text:list-item>
        <text:list-item>
          <text:p text:style-name="P19">proper URL handling to prefix every URL in Piwik with the Openads prefix</text:p>
        </text:list-item>
      </text:list>
      <text:p text:style-name="Text_20_body"/>
      <text:list text:style-name="Numbering_20_1" text:continue-numbering="true">
        <text:list-item>
          <text:p text:style-name="Heading_20_2">Installation</text:p>
        </text:list-item>
      </text:list>
      <text:h text:style-name="Heading_20_3" text:outline-level="3">Concept</text:h>
      <text:p text:style-name="Text_20_body">The installation process in Piwik has several steps</text:p>
      <text:list text:style-name="L12">
        <text:list-item>
          <text:p text:style-name="P21">Check that the minimum configuration is available (php 5.2, PDO, etc.)</text:p>
        </text:list-item>
        <text:list-item>
          <text:p text:style-name="P21">Asks for the DB information (stored in config file) and create the tables</text:p>
        </text:list-item>
        <text:list-item>
          <text:p text:style-name="P21">Super User login &amp; password (stored in config file)</text:p>
        </text:list-item>
        <text:list-item>
          <text:p text:style-name="P21">First website setup</text:p>
        </text:list-item>
        <text:list-item>
          <text:p text:style-name="P21">Display the JS tag</text:p>
        </text:list-item>
      </text:list>
      <text:h text:style-name="Heading_20_3" text:outline-level="3">Integration</text:h>
      <text:p text:style-name="Standard">I would suggest that a first user interface integration would open the piwik installation inside an Iframe within the OpenAds User interface.</text:p>
      <text:p text:style-name="Standard"/>
      <text:p text:style-name="Standard">At the end of the integration, we have to trigger a script that would</text:p>
      <text:list text:style-name="L13">
        <text:list-item>
          <text:p text:style-name="P38">add in Piwik the websites (OpenAds publishers)</text:p>
        </text:list-item>
        <text:list-item>
          <text:p text:style-name="P38">add in Piwik the users (OpenAds users)</text:p>
        </text:list-item>
        <text:list-item>
          <text:p text:style-name="P38">update the users access in Piwik (mapping OpenAds privileges)</text:p>
        </text:list-item>
      </text:list>
      <text:p text:style-name="Standard"/>
      <text:p text:style-name="Standard">If the time permits, we could pre-fill some information during the Installation process, such as </text:p>
      <text:list text:style-name="L14">
        <text:list-item>
          <text:p text:style-name="P41">DB information,</text:p>
        </text:list-item>
      </text:list>
      <text:list text:style-name="L13">
        <text:list-item text:start-value="1">
          <text:p text:style-name="P38">Super User login &amp; password (if there is such a thing in OpenAds)</text:p>
        </text:list-item>
      </text:list>
      <text:p text:style-name="Standard"/>
      <text:p text:style-name="Standard"/>
      <text:h text:style-name="P26" text:outline-level="1">Implementation</text:h>
      <text:list text:style-name="Numbering_20_1" text:continue-numbering="true">
        <text:list-item>
          <text:p text:style-name="Heading_20_2"><text:s/>pluginPiwik.php</text:p>
        </text:list-item>
      </text:list>
      <text:p text:style-name="Standard">A file called “pluginPiwik.php” is inside the openads/plugins directory.</text:p>
      <text:p text:style-name="Standard">This file contains the following code</text:p>
      <text:list text:style-name="L18">
        <text:list-item>
          <text:p text:style-name="P64">redirects the user to Piwik if the piwik files are detected</text:p>
        </text:list-item>
        <text:list-item>
          <text:p text:style-name="P64">observes the openads hooks and calls the REST piwik API</text:p>
        </text:list-item>
      </text:list>
      <text:list text:style-name="Numbering_20_1" text:continue-numbering="true">
        <text:list-item>
          <text:p text:style-name="Heading_20_2"><text:s/>Piwik plugin</text:p>
        </text:list-item>
      </text:list>
      <text:p text:style-name="Standard">Because we have to modify Piwik (remove some steps of the installation process) we need to build a Piwik plugin. This plugin will be available in a Piwik-OpenAds.zip special release that people who want to use piwik will have to download. This release will be available on plugins.piwik.org/openads/last.zip</text:p>
      <text:p text:style-name="Standard">The fact that we have this special release of Piwik also helps us having some QA on the plugin, and make sure a new version of Piwik does'nt break the integration.</text:p>
      <text:p text:style-name="Standard"/>
      <text:list text:style-name="Numbering_20_1" text:continue-numbering="true">
        <text:list-item>
          <text:p text:style-name="Heading_20_2">OpenAds modifications</text:p>
        </text:list-item>
      </text:list>
      <text:p text:style-name="Standard">Adding hooks in the DAL for the operations </text:p>
      <text:list text:style-name="L19">
        <text:list-item>
          <text:p text:style-name="P66">insert, </text:p>
        </text:list-item>
        <text:list-item>
          <text:p text:style-name="P66">update, </text:p>
        </text:list-item>
        <text:list-item>
          <text:p text:style-name="P66">delete</text:p>
        </text:list-item>
      </text:list>
      <text:list text:style-name="Numbering_20_1" text:continue-numbering="true">
        <text:list-item>
          <text:p text:style-name="Heading_20_2">Step by step installation of Piwik into OpenAds</text:p>
        </text:list-item>
      </text:list>
      <text:list text:style-name="L15">
        <text:list-item>
          <text:p text:style-name="P43">Normal OpenAds installation ; there is a hardcoded link “Install Piwik” in the interface somewhere (where?). <text:line-break/>Only the Openads admin can see this link.</text:p>
        </text:list-item>
        <text:list-item>
          <text:p text:style-name="P43">When clicking on this link, it loads a page with an IFRAME that loads the pluginPiwik.php </text:p>
          <text:list>
            <text:list-item>
              <text:list>
                <text:list-item>
                  <text:p text:style-name="P43">This file checks whether the plugins/piwik/index.php AND plugins/piwik/plugins/Openads.php are present </text:p>
                  <text:list>
                    <text:list-item>
                      <text:p text:style-name="P43">If the piwik files are found, we redirect the Iframe to the piwik/index.php</text:p>
                    </text:list-item>
                    <text:list-item>
                      <text:p text:style-name="P43">Else we print a message explaining <text:line-break/><text:tab/>how to download Piwik-OpenAds zip file</text:p>
                      <text:list>
                        <text:list-header>
                          <text:p text:style-name="P43">how to upload the unzipped files into /openads/plugins/<text:line-break/>refresh the page to launch the installation process</text:p>
                        </text:list-header>
                      </text:list>
                    </text:list-item>
                  </text:list>
                </text:list-item>
              </text:list>
            </text:list-item>
          </text:list>
        </text:list-item>
      </text:list>
      <text:p text:style-name="Standard">NB: from this point we are always inside the Iframe so we can see the OpenAds normal header and Interface.</text:p>
      <text:list text:style-name="L15" text:continue-numbering="true">
        <text:list-item>
          <text:p text:style-name="P43">Redirecting to piwik/index.php will trigger the piwik installation if Piwik doesn't detect the DB tables, config file, etc.</text:p>
        </text:list-item>
        <text:list-item>
          <text:p text:style-name="P43">The user then goes through the piwik installation, with the following steps </text:p>
          <text:list>
            <text:list-item>
              <text:list>
                <text:list-item>
                  <text:p text:style-name="P43">Welcome</text:p>
                </text:list-item>
                <text:list-item>
                  <text:p text:style-name="P43">System configuration check</text:p>
                </text:list-item>
                <text:list-item>
                  <text:p text:style-name="P43">Database setup</text:p>
                </text:list-item>
                <text:list-item>
                  <text:p text:style-name="P43">Table creation</text:p>
                </text:list-item>
              </text:list>
            </text:list-item>
          </text:list>
        </text:list-item>
      </text:list>
      <text:p text:style-name="Standard"><text:tab/>The following installation steps are not present in the piwik / openads integration</text:p>
      <text:list text:style-name="L16">
        <text:list-item>
          <text:p text:style-name="P51">Super User setup</text:p>
        </text:list-item>
        <text:list-item>
          <text:p text:style-name="P51">Adding a website</text:p>
        </text:list-item>
      </text:list>
      <text:list text:style-name="L15" text:continue-numbering="true">
        <text:list-item>
          <text:p text:style-name="P43">At the end of the installation step we have a new step called “OpenAds mapping”.</text:p>
          <text:p text:style-name="P43">The logic of this mapping is located inside the </text:p>
          <text:list>
            <text:list-item>
              <text:list>
                <text:list-item>
                  <text:p text:style-name="P43"/>
                </text:list-item>
              </text:list>
            </text:list-item>
          </text:list>
        </text:list-item>
      </text:list>
      <text:p text:style-name="Standard"/>
      <text:p text:style-name="Standard"/>
      <text:p text:style-name="Standard"/>
      <text:list text:style-name="Numbering_20_1" text:continue-numbering="true">
        <text:list-item>
          <text:p text:style-name="Heading_20_2">Possible future features</text:p>
        </text:list-item>
      </text:list>
      <text:list text:style-name="L17">
        <text:list-item>
          <text:p text:style-name="P58">the pluginPiwik.php could automatically grab the zip file from piwik.org if the feature is enabled in php.ini</text:p>
        </text:list-item>
        <text:list-item>
          <text:p text:style-name="P58">the <text:s/>pluginPiwik.php could automatically unzip the piwik-openads.zip file instead of requesting the users to upload the unzipped folder</text:p>
        </text:list-item>
        <text:list-item>
          <text:p text:style-name="P58">we could add a step at the beginning of the installation that would check that the piwik is compatible with this OpenAds version. For example it could happen that some openads version are breaking the Piwik plugin (change in the DAL, etc.). Detecting such a break would be important at this stage.</text:p>
        </text:list-item>
        <text:list-item>
          <text:p text:style-name="P5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paragraph-properties fo:margin-left="0in" fo:margin-right="0.2402in" fo:text-indent="0.4402in" style:auto-text-indent="false" fo:background-color="transparent" style:shadow="none" text:number-lines="true" text:line-number="1">
        <style:tab-stops/>
        <style:background-image/>
      </style:paragraph-properties>
      <style:text-properties fo:font-size="15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in" fo:margin-right="0in" fo:text-indent="0.2in" style:auto-text-indent="false"/>
      <style:text-properties fo:font-size="11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titled1" style:family="paragraph" style:parent-style-name="Heading_20_2" style:list-style-name="Numbering_20_2"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3:47:42</meta:creation-date>
    <dc:date>2007-09-13T16:54:31</dc:date>
    <dc:language>en-US</dc:language>
    <meta:editing-cycles>15</meta:editing-cycles>
    <meta:editing-duration>PT2H0M54S</meta:editing-duration>
    <meta:user-defined meta:name="Info 1"/>
    <meta:user-defined meta:name="Info 2"/>
    <meta:user-defined meta:name="Info 3"/>
    <meta:user-defined meta:name="Info 4"/>
    <meta:document-statistic meta:table-count="0" meta:image-count="0" meta:object-count="0" meta:page-count="6" meta:paragraph-count="140" meta:word-count="1231" meta:character-count="7513"/>
  </office:meta>
</office:document-meta>
</file>